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Arial" fo:font-size="11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style:contextual-spacing="false" fo:line-height="138%" style:writing-mode="lr-tb"/>
    </style:style>
    <style:style style:name="P4" style:family="paragraph" style:parent-style-name="Text_20_body">
      <style:paragraph-properties fo:margin-top="0cm" fo:margin-bottom="0cm" style:contextual-spacing="false" fo:line-height="138%" fo:text-align="center" style:justify-single-word="false" style:writing-mode="lr-tb"/>
    </style:style>
    <style:style style:name="P5"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style>
    <style:style style:name="P6"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style:style>
    <style:style style:name="P12" style:family="paragraph" style:parent-style-name="Text_20_body" style:list-style-name="L4">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4">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4" style:family="paragraph" style:parent-style-name="Text_20_body" style:list-style-name="L5">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font-name="Arial" fo:font-size="20pt" fo:font-style="normal" style:text-underline-style="solid" style:text-underline-width="auto" style:text-underline-color="font-color" fo:font-weight="bold" fo:background-color="transparent" loext:char-shading-value="0"/>
    </style:style>
    <style:style style:name="T5"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Arial" fo:font-size="11pt"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docs-internal-guid-f762b718-7fff-9f4f-6e21-47a0f094d105"/><text:span text:style-name="T4">Ankademin Quiz</text:span></text:p>
      <text:p text:style-name="P3"><text:span text:style-name="T2">Beskrivning</text:span><text:span text:style-name="T3">: Du har fått i uppgift att skapa en quizapplikation. Användare ska kunna svara på frågor och få feedback på huruvida hen besvarat dessa rätt eller fel. Applikationen ska ha ett proffsigt utseende och fungera utan några större buggar.</text:span></text:p>
      <text:p text:style-name="Text_20_body"/>
      <text:list xml:id="list3633528228" text:style-name="L1">
        <text:list-item>
          <text:p text:style-name="P5"><text:span text:style-name="T3">Du ska använda följande API för att hämta quiz-frågorna: </text:span><text:a xlink:type="simple" xlink:href="https://opentdb.com/api_config.php" text:style-name="Internet_20_link" text:visited-style-name="Visited_20_Internet_20_Link"><text:span text:style-name="T5">https://opentdb.com/api_config.php</text:span></text:a><text:span text:style-name="T3"> .</text:span></text:p>
        </text:list-item>
      </text:list>
      <text:p text:style-name="Text_20_body"/>
      <text:p text:style-name="P1">G</text:p>
      <text:list xml:id="list2381722681" text:style-name="L2">
        <text:list-item>
          <text:p text:style-name="P6">10 quiz-frågor ska alltid hämtas.</text:p>
        </text:list-item>
      </text:list>
      <text:list xml:id="list3245301821" text:style-name="L3">
        <text:list-item>
          <text:p text:style-name="P7">Frågorna som hämtas behöver endast vara sant/falskt påståenden.</text:p>
        </text:list-item>
        <text:list-item>
          <text:p text:style-name="P7">Användaren kan välja mellan minst tre olika kategorier.</text:p>
        </text:list-item>
        <text:list-item>
          <text:p text:style-name="P7">Användaren ska kunna besvara samtliga frågor och sedan klicka på en knapp för att se sitt resultat.</text:p>
        </text:list-item>
        <text:list-item>
          <text:p text:style-name="P7">Användaren ska kunna se vilka frågor hen besvarat rätt och/eller felaktigt.</text:p>
        </text:list-item>
        <text:list-item>
          <text:p text:style-name="P7">Använd färg och text för att meddela användarens resultat utefter följande kriterier:</text:p>
        </text:list-item>
      </text:list>
      <text:list xml:id="list2956288654" text:style-name="L4">
        <text:list-item>
          <text:p text:style-name="P12">&lt;50% - Underkänt (röd)</text:p>
        </text:list-item>
        <text:list-item>
          <text:p text:style-name="P12">&gt;50% och &lt;75% - Godkänt (gul/orange)</text:p>
        </text:list-item>
        <text:list-item>
          <text:p text:style-name="P13"> <text:span text:style-name="T6">&gt; 75% - Mycket väl godkänt (grönt)</text:span></text:p>
        </text:list-item>
      </text:list>
      <text:list xml:id="list121391697" text:style-name="L5">
        <text:list-item>
          <text:p text:style-name="P14"><text:span text:style-name="T3">Användaren ska kunna göra om quizet och be om nya frågor (utan att behöva refresha/uppdatera hela sidan).</text:span></text:p>
        </text:list-item>
      </text:list>
      <text:p text:style-name="P1">VG</text:p>
      <text:p text:style-name="Text_20_body"/>
      <text:list xml:id="list2583911496" text:style-name="L6">
        <text:list-item>
          <text:p text:style-name="P8">Alla G-krav</text:p>
        </text:list-item>
        <text:list-item>
          <text:p text:style-name="P8">Användaren ska kunna välja svårighetsgrad för frågorna: Lätt, medel eller svår.</text:p>
        </text:list-item>
      </text:list>
      <text:list xml:id="list3211201906" text:style-name="L7">
        <text:list-item>
          <text:p text:style-name="P9">Användaren ska kunna välja hur många frågor hen önskar hämta från API:et.</text:p>
        </text:list-item>
        <text:list-item>
          <text:p text:style-name="P9">Hen ska kunna välja mellan sant/falskt-påståenden eller “multiple choice”-frågor.</text:p>
        </text:list-item>
      </text:list>
      <text:list xml:id="list1228879334" text:style-name="L8">
        <text:list-item>
          <text:p text:style-name="P10">Användaren ska utöver att besvara frågor för quizet, även kunna byta utseende på sidan mellan dark-mode (dvs mörk bakgrundsfärg med ljus text ) och light-mode (ljus bakgrundsfärg med mörk text).</text:p>
        </text:list-item>
        <text:list-item>
          <text:p text:style-name="P10">Tekniskt krav: Koden följer “DRY”-tänk (Dont repeat yourself) och är optimerad dvs undviker större upprepningar av kod i logiken.</text:p>
        </text:list-item>
        <text:list-item>
          <text:p text:style-name="P11">Tekniskt krav: Använd minst ett externt bibliotek i din applikation.</text:p>
        </text:list-item>
      </text:list>
      <text:p text:style-name="Text_20_body"/>
      <text:p text:style-name="P2">Senast inlämnad 8/4</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2-03-29T11:48:00.182000000</dc:date>
    <meta:editing-duration>PT57S</meta:editing-duration>
    <meta:editing-cycles>3</meta:editing-cycles>
    <meta:document-statistic meta:table-count="0" meta:image-count="0" meta:object-count="0" meta:page-count="1" meta:paragraph-count="24" meta:word-count="263" meta:character-count="1636" meta:non-whitespace-character-count="1412"/>
  </office:meta>
</office:document-meta>
</file>